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text-properties officeooo:rsid="001a7771" officeooo:paragraph-rsid="001a7771"/>
    </style:style>
    <style:style style:name="P2" style:family="paragraph" style:parent-style-name="Subtitle">
      <style:paragraph-properties fo:line-height="115%" fo:text-align="center" style:justify-single-word="false" fo:break-before="auto" fo:break-after="auto" style:writing-mode="lr-tb"/>
      <style:text-properties officeooo:paragraph-rsid="001428f9"/>
    </style:style>
    <style:style style:name="P3" style:family="paragraph" style:parent-style-name="Heading_20_5">
      <style:paragraph-properties fo:margin-left="1in" fo:margin-right="0in" fo:margin-top="0in" fo:margin-bottom="0in" style:contextual-spacing="false" fo:line-height="115%" fo:text-align="end" style:justify-single-word="false" fo:text-indent="0in" style:auto-text-indent="false" style:writing-mode="lr-tb"/>
      <style:text-properties officeooo:paragraph-rsid="001428f9"/>
    </style:style>
    <style:style style:name="P4" style:family="paragraph" style:parent-style-name="Heading_20_5">
      <style:paragraph-properties fo:margin-left="1in" fo:margin-right="0in" fo:margin-top="0in" fo:margin-bottom="0in" style:contextual-spacing="false" fo:line-height="115%" fo:text-align="end" style:justify-single-word="false" fo:text-indent="0in" style:auto-text-indent="false" fo:break-before="auto" fo:break-after="auto" style:writing-mode="lr-tb"/>
      <style:text-properties officeooo:paragraph-rsid="001428f9"/>
    </style:style>
    <style:style style:name="P5" style:family="paragraph" style:parent-style-name="Heading_20_5">
      <style:paragraph-properties fo:margin-left="1in" fo:margin-right="0in" fo:margin-top="0in" fo:margin-bottom="0in" style:contextual-spacing="false" fo:line-height="115%" fo:text-align="end" style:justify-single-word="false" fo:keep-together="always" fo:text-indent="0in" style:auto-text-indent="false" fo:break-before="auto" fo:break-after="auto" fo:keep-with-next="always" style:writing-mode="lr-tb"/>
      <style:text-properties officeooo:paragraph-rsid="001428f9"/>
    </style:style>
    <style:style style:name="P6" style:family="paragraph" style:parent-style-name="Heading_20_5">
      <style:paragraph-properties fo:line-height="115%" fo:text-align="center" style:justify-single-word="false" fo:break-before="auto" fo:break-after="auto" style:writing-mode="lr-tb"/>
      <style:text-properties officeooo:paragraph-rsid="001428f9"/>
    </style:style>
    <style:style style:name="P7" style:family="paragraph" style:parent-style-name="Title">
      <style:paragraph-properties fo:line-height="115%" fo:break-before="auto" fo:break-after="auto" style:writing-mode="lr-tb"/>
      <style:text-properties officeooo:paragraph-rsid="001428f9"/>
    </style:style>
    <style:style style:name="P8" style:family="paragraph" style:parent-style-name="Title">
      <style:paragraph-properties fo:margin-left="0.5in" fo:margin-right="0in" fo:line-height="115%" fo:text-indent="0.5in" style:auto-text-indent="false" fo:break-before="auto" fo:break-after="auto" style:writing-mode="lr-tb"/>
      <style:text-properties officeooo:paragraph-rsid="001428f9"/>
    </style:style>
    <style:style style:name="P9" style:family="paragraph" style:parent-style-name="Title">
      <style:paragraph-properties fo:line-height="115%" style:writing-mode="lr-tb"/>
      <style:text-properties officeooo:paragraph-rsid="001428f9"/>
    </style:style>
    <style:style style:name="P10" style:family="paragraph" style:parent-style-name="Heading_20_2"/>
    <style:style style:name="P11" style:family="paragraph" style:parent-style-name="Heading_20_2">
      <style:text-properties officeooo:rsid="0018df83" officeooo:paragraph-rsid="0018df83"/>
    </style:style>
    <style:style style:name="P12" style:family="paragraph" style:parent-style-name="Heading_20_2">
      <style:text-properties officeooo:rsid="001a7771" officeooo:paragraph-rsid="001a7771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ing_20_1">
      <style:text-properties officeooo:rsid="0018df83" officeooo:paragraph-rsid="0018df83"/>
    </style:style>
    <style:style style:name="P15" style:family="paragraph" style:parent-style-name="Heading_20_1">
      <style:text-properties officeooo:rsid="001a7771" officeooo:paragraph-rsid="001a7771"/>
    </style:style>
    <style:style style:name="P16" style:family="paragraph" style:parent-style-name="Standard"/>
    <style:style style:name="P17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428f9"/>
    </style:style>
    <style:style style:name="P18" style:family="paragraph" style:parent-style-name="Standard">
      <style:paragraph-properties fo:line-height="115%" fo:break-before="auto" fo:break-after="auto" style:writing-mode="lr-tb"/>
      <style:text-properties officeooo:paragraph-rsid="001428f9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42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/>
      <text:p text:style-name="P9"/>
      <text:p text:style-name="P9"><text:span text:style-name="T1">EMU Honors College </text:span></text:p>
      <text:p text:style-name="P8"><text:bookmark text:name="h.av9btkxz8qv2"/><text:span text:style-name="T1">Mobile Application</text:span></text:p>
      <text:p text:style-name="P18"/>
      <text:p text:style-name="P7"><text:bookmark text:name="h.emsmy2dvevig"/>Requirements Checklist and Coach</text:p>
      <text:p text:style-name="P2"><text:bookmark text:name="h.ym28lskbnj2v"/></text:p>
      <text:p text:style-name="P2"><text:bookmark text:name="h.rlc2xjy8yxza"/></text:p>
      <text:p text:style-name="P2"><text:bookmark text:name="h.ra5t58ay50jo"/></text:p>
      <text:p text:style-name="P2"><text:span text:style-name="T2">Design</text:span> Document</text:p>
      <text:h text:style-name="P6" text:outline-level="10"><text:bookmark text:name="h.udi3ss1el1xp"/></text:h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Group Members:</text:p>
      <text:p text:style-name="P17"/>
      <text:h text:style-name="P4" text:outline-level="10"><text:bookmark text:name="h.n61bvs1zkqlv"/>Stefano Prezioso</text:h>
      <text:h text:style-name="P4" text:outline-level="10"><text:bookmark text:name="h.3ipz8ejuqv32"/>Jordan Saunders</text:h>
      <text:h text:style-name="P4" text:outline-level="10">Travis Taylor</text:h>
      <text:h text:style-name="P5" text:outline-level="10"><text:bookmark text:name="h.r4zo1etk9gpl"/>Nicole Binkowski</text:h>
      <text:h text:style-name="P3" text:outline-level="10">Edward Gurnee</text:h>
      <text:h text:style-name="Standard" text:outline-level="10"/>
      <text:h text:style-name="Standard" text:outline-level="10"><text:soft-page-break/></text:h>
      <text:h text:style-name="Heading_20_2" text:outline-level="2"/>
      <text:h text:style-name="P14" text:outline-level="1">System Structure</text:h>
      <text:h text:style-name="P11" text:outline-level="2">Context Model</text:h>
      <text:h text:style-name="P11" text:outline-level="2">System Architectural Style</text:h>
      <text:h text:style-name="P11" text:outline-level="2">Data Model – ER Diagram</text:h>
      <text:h text:style-name="P1" text:outline-level="3">Local Android ER Diagram</text:h>
      <text:h text:style-name="P1" text:outline-level="3">Remote Emich Server ER Diagram</text:h>
      <text:h text:style-name="P15" text:outline-level="1">System Control</text:h>
      <text:h text:style-name="P12" text:outline-level="2">Functional Model – Data Flow Diagrams</text:h>
      <text:h text:style-name="P12" text:outline-level="2">Behavioral Model – Sequence Diagrams</text:h>
      <text:h text:style-name="P12" text:outline-level="2">Class Diagrams</text:h>
      <text:h text:style-name="P15" text:outline-level="1">Secondary Prototype Screenshots</text:h>
      <text:h text:style-name="P15" text:outline-level="1">Individual Contribut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3:10:23.215453000</meta:creation-date>
    <dc:date>2015-03-25T23:20:52.582113000</dc:date>
    <meta:editing-duration>PT8M42S</meta:editing-duration>
    <meta:editing-cycles>5</meta:editing-cycles>
    <meta:generator>LibreOffice/4.2.8.2$MacOSX_x86 LibreOffice_project/48d50dbfc06349262c9d50868e5c1f630a573ebd</meta:generator>
    <meta:document-statistic meta:table-count="0" meta:image-count="0" meta:object-count="0" meta:page-count="2" meta:paragraph-count="23" meta:word-count="62" meta:character-count="460" meta:non-whitespace-character-count="417"/>
  </office:meta>
</office:document-meta>
</file>